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47f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-color="#94006b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2cm" fo:min-width="1.5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63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top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1.632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dash" draw:stroke-dash="Dashed_20__28_var_29_" svg:stroke-width="0.051cm" draw:marker-start-width="0.381cm" draw:marker-end-width="0.381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5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588cm"/>
    </style:style>
    <style:style style:name="gr21" style:family="graphic" style:parent-style-name="standard">
      <style:graphic-properties draw:fill="solid" draw:fill-color="#ff9966" draw:fill-gradient-name="Gradient_20_1" draw:textarea-horizontal-align="justify" draw:textarea-vertical-align="middle" draw:auto-grow-height="false" draw:shadow="hidden"/>
    </style:style>
    <style:style style:name="gr22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4" style:family="graphic" style:parent-style-name="standard">
      <style:graphic-properties svg:stroke-color="#666666" draw:fill="solid" draw:fill-color="#004a4a" draw:textarea-horizontal-align="justify" draw:textarea-vertical-align="middle" draw:auto-grow-height="false"/>
    </style:style>
    <style:style style:name="gr25" style:family="graphic" style:parent-style-name="standard">
      <style:graphic-properties svg:stroke-color="#666666" draw:fill="solid" draw:fill-color="#6b4794" draw:textarea-horizontal-align="justify" draw:textarea-vertical-align="middle" draw:auto-grow-height="false"/>
    </style:style>
    <style:style style:name="gr26" style:family="graphic" style:parent-style-name="standard">
      <style:graphic-properties svg:stroke-color="#666666" draw:fill="solid" draw:fill-color="#aecf00" draw:textarea-horizontal-align="justify" draw:textarea-vertical-align="middle" draw:auto-grow-height="false"/>
    </style:style>
    <style:style style:name="gr27" style:family="graphic" style:parent-style-name="standard">
      <style:graphic-properties svg:stroke-color="#666666" draw:fill="solid" draw:fill-color="#ff6309" draw:textarea-horizontal-align="justify" draw:textarea-vertical-align="middle" draw:auto-grow-height="false"/>
    </style:style>
    <style:style style:name="gr28" style:family="graphic" style:parent-style-name="standard">
      <style:graphic-properties svg:stroke-color="#666666" draw:fill="solid" draw:fill-color="#66330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0pt" style:font-size-asian="20pt" style:font-size-complex="20pt"/>
    </style:style>
    <style:style style:name="P3" style:family="paragraph">
      <style:paragraph-properties fo:text-align="center"/>
      <style:text-properties fo:color="#ffffff" fo:font-size="17.8999996185303pt"/>
    </style:style>
    <style:style style:name="P4" style:family="paragraph">
      <style:paragraph-properties fo:text-align="center"/>
      <style:text-properties fo:font-size="17.8999996185303pt"/>
    </style:style>
    <style:style style:name="P5" style:family="paragraph">
      <style:paragraph-properties fo:text-align="center"/>
      <style:text-properties fo:color="#ffffff" fo:font-size="16pt" style:font-size-asian="16pt" style:font-size-complex="16pt"/>
    </style:style>
    <style:style style:name="P6" style:family="paragraph">
      <style:paragraph-properties fo:text-align="center"/>
      <style:text-properties fo:font-size="13.8999996185303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  <style:text-properties fo:color="#ffffff" fo:font-size="14pt" style:font-size-asian="14pt" style:font-size-complex="14pt"/>
    </style:style>
    <style:style style:name="P18" style:family="paragraph">
      <style:paragraph-properties fo:text-align="center"/>
      <style:text-properties fo:color="#ffffff" fo:font-size="12pt" style:font-size-asian="12pt" style:font-size-complex="12pt"/>
    </style:style>
    <style:style style:name="P19" style:family="paragraph">
      <style:paragraph-properties fo:text-align="center"/>
      <style:text-properties fo:color="#000000" fo:font-size="14pt" style:font-size-asian="14pt" style:font-size-complex="14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style:paragraph-properties fo:text-align="center"/>
      <style:text-properties fo:color="#333333" fo:font-size="14pt" style:font-size-asian="14pt" style:font-size-complex="14pt"/>
    </style:style>
    <style:style style:name="P2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color="#ffffff" fo:font-size="17.8999996185303pt"/>
    </style:style>
    <style:style style:name="T3" style:family="text">
      <style:text-properties fo:font-size="17.8999996185303pt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size="14pt" style:font-size-asian="14pt" style:font-size-complex="14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333333" fo:font-size="14pt" style:font-size-asian="14pt" style:font-size-complex="14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3cm" svg:height="4.445cm" svg:x="11.024cm" svg:y="2.4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279cm" svg:height="2.004cm" svg:x="11.224cm" svg:y="12.037cm">
          <text:p text:style-name="P1"><text:span text:style-name="T1">Analiz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1.906cm" svg:x="20.512cm" svg:y="8.69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.268cm" svg:height="2.541cm" svg:x="20.755cm" svg:y="3.074cm">
          <text:p text:style-name="P1"><text:span text:style-name="T2">Servicio 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139cm" svg:height="1.803cm" svg:x="2.44cm" svg:y="3.41cm">
          <text:p text:style-name="P1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08cm" svg:height="2.77cm" svg:x="11.658cm" svg:y="14.812cm">
          <text:p text:style-name="P1"><text:span text:style-name="T3">Test Repor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441cm" svg:height="2.54cm" svg:x="11.66cm" svg:y="8.556cm">
          <text:p text:style-name="P1"><text:span text:style-name="T3">Test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12.762cm" svg:y="6.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02cm" svg:height="1.134cm" svg:x="12.828cm" svg:y="11.0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4.442cm" svg:height="1.27cm" svg:x="11.659cm" svg:y="3.7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659cm" svg:y="5.1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.313cm" svg:height="1.906cm" svg:x="6.345cm" svg:y="3.374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908cm" svg:height="1.906cm" svg:x="16.137cm" svg:y="3.41cm">
          <text:p text:style-name="P1"><text:span text:style-name="T5">SOAP / HTT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2.002cm" svg:height="1.3cm" svg:x="12.828cm" svg:y="13.9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902cm" svg:height="2.775cm" svg:x="22.417cm" svg:y="5.8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3.808cm" svg:height="2.004cm" svg:x="16.303cm" svg:y="8.655cm">
          <text:p text:style-name="P1"><text:span text:style-name="T5">WSDL / XS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3.076cm" svg:height="1.372cm" svg:x="10.189cm" svg:y="6.985cm">
          <draw:text-box>
            <text:p><text:span text:style-name="T5">Mensajes</text:span></text:p>
            <text:p><text:span text:style-name="T5">capturados</text:span></text:p>
          </draw:text-box>
        </draw:frame>
        <draw:frame draw:style-name="gr11" draw:text-style-name="P7" draw:layer="layout" svg:width="3.51cm" svg:height="1.505cm" svg:x="19.95cm" svg:y="6.214cm">
          <draw:text-box>
            <text:p><text:span text:style-name="T5">Metadatos del servicio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3" draw:text-style-name="P8" draw:layer="layout" svg:width="7.12cm" svg:height="6.35cm" svg:x="10.225cm" svg:y="2.54cm">
          <text:p text:style-name="P1"><text:span text:style-name="T6">Servidor Apa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3cm" svg:height="4.445cm" svg:x="10.924cm" svg:y="4.14cm">
          <text:p text:style-name="P1"><text:span text:style-name="T1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711cm" svg:height="2.54cm" svg:x="19.989cm" svg:y="10.595cm">
          <text:p text:style-name="P1"><text:span text:style-name="T2">Description File</text:span></text:p>
          <text:p text:style-name="P1"><text:span text:style-name="T2">Impor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989cm" svg:height="2.54cm" svg:x="20.311cm" svg:y="4.774cm">
          <text:p text:style-name="P1"><text:span text:style-name="T2">Servicio</text:span></text:p>
          <text:p text:style-name="P1"><text:span text:style-name="T2">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039cm" svg:height="2.212cm" svg:x="2.94cm" svg:y="4.873cm">
          <text:p text:style-name="P1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41cm" svg:height="3.81cm" svg:x="20.624cm" svg:y="15.24cm">
          <text:p text:style-name="P1"><text:span text:style-name="T7">Test Log</text:span></text:p>
          <text:p text:style-name="P1"><text:span text:style-name="T7">(Mensajes +</text:span></text:p>
          <text:p text:style-name="P1"><text:span text:style-name="T7">Metadatos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5" draw:layer="layout" svg:width="4.442cm" svg:height="1.27cm" svg:x="11.559cm" svg:y="5.408cm">
          <text:p text:style-name="P1"><text:span text:style-name="T4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2cm" svg:height="1.27cm" svg:x="11.559cm" svg:y="6.879cm">
          <text:p text:style-name="P1"><text:span text:style-name="T4">Logger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573cm" svg:height="1.906cm" svg:x="6.985cm" svg:y="5.074cm">
          <text:p text:style-name="P1"><text:span text:style-name="T5">HTTP / SOA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4.283cm" svg:height="1.906cm" svg:x="16.037cm" svg:y="5.11cm">
          <text:p text:style-name="P1"><text:span text:style-name="T5">HTTP / SOA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0" draw:layer="layout" svg:width="1.902cm" svg:height="3.275cm" svg:x="21.893cm" svg:y="7.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3.81cm" svg:height="2.004cm" svg:x="16.11cm" svg:y="10.89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1" draw:layer="layout" svg:width="3.526cm" svg:height="1.505cm" svg:x="15.024cm" svg:y="9.09cm">
          <draw:text-box>
            <text:p><text:span text:style-name="T7">Mensajes capturados</text:span></text:p>
          </draw:text-box>
        </draw:frame>
        <draw:frame draw:style-name="gr14" draw:text-style-name="P11" draw:layer="layout" svg:width="4.445cm" svg:height="1.505cm" svg:x="18.615cm" svg:y="7.72cm">
          <draw:text-box>
            <text:p><text:span text:style-name="T7">Metadatos</text:span></text:p>
            <text:p><text:span text:style-name="T7">(WSDL/XSD)</text:span></text:p>
          </draw:text-box>
        </draw:frame>
        <draw:custom-shape draw:style-name="gr5" draw:text-style-name="P9" draw:layer="layout" svg:width="4.441cm" svg:height="3.275cm" svg:x="11.434cm" svg:y="10.495cm">
          <text:p text:style-name="P1"><text:span text:style-name="T7">Log de</text:span></text:p>
          <text:p text:style-name="P1"><text:span text:style-name="T7">Mensaj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draw:layer="layout" svg:width="2.069cm" svg:height="2.339cm" svg:x="21.79cm" svg:y="13.2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69cm" svg:height="2.774cm" svg:x="12.7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3" draw:text-style-name="P13" draw:layer="layout" svg:width="5.715cm" svg:height="12.7cm" svg:x="1.27cm" svg:y="3.81cm">
          <text:p text:style-name="P1"><text:span text:style-name="T8">Configuración 1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11.095cm" svg:x="1.6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" draw:layer="layout" svg:width="3.475cm" svg:height="1.27cm" svg:x="2.44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id="id3" draw:layer="layout" svg:width="4.445cm" svg:height="1.905cm" svg:x="1.905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2" draw:layer="layout" svg:width="3.175cm" svg:height="1.905cm" svg:x="2.5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4.177cm" svg:y1="7.485cm" svg:x2="4.127cm" svg:y2="9.725cm" draw:start-shape="id1" draw:start-glue-point="2" draw:end-shape="id2" draw:end-glue-point="0" svg:d="m4177 7485-50 2240">
          <text:p/>
        </draw:connector>
        <draw:connector draw:style-name="gr16" draw:text-style-name="P1" draw:layer="layout" svg:x1="4.127cm" svg:y1="11.63cm" svg:x2="4.127cm" svg:y2="13.835cm" draw:start-shape="id2" draw:start-glue-point="2" draw:end-shape="id3" draw:end-glue-point="0" svg:d="m4127 11630v2205">
          <text:p/>
        </draw:connector>
        <draw:custom-shape draw:style-name="gr13" draw:text-style-name="P1" draw:layer="layout" svg:width="5.715cm" svg:height="12.7cm" svg:x="7.62cm" svg:y="3.81cm">
          <text:p text:style-name="P1">Configuración 2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5.08cm" svg:height="6.985cm" svg:x="7.955cm" svg:y="5.08cm">
          <text:p text:style-name="P1"><text:span text:style-name="T5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4" draw:layer="layout" svg:width="3.475cm" svg:height="1.27cm" svg:x="8.89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5.105cm" svg:height="3.175cm" svg:x="7.92cm" svg:y="13cm">
          <text:p text:style-name="P1"><text:span text:style-name="T5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6" draw:layer="layout" svg:width="4.445cm" svg:height="1.905cm" svg:x="8.355cm" svg:y="13.835cm">
          <text:p text:style-name="P1"><text:span text:style-name="T10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5" draw:layer="layout" svg:width="3.175cm" svg:height="1.905cm" svg:x="9.0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0.627cm" svg:y1="7.485cm" svg:x2="10.677cm" svg:y2="9.725cm" draw:start-shape="id4" draw:start-glue-point="2" draw:end-shape="id5" draw:end-glue-point="0" svg:d="m10627 7485 50 2240">
          <text:p/>
        </draw:connector>
        <draw:connector draw:style-name="gr16" draw:text-style-name="P1" draw:layer="layout" draw:type="line" svg:x1="10.677cm" svg:y1="11.63cm" svg:x2="10.577cm" svg:y2="13.835cm" draw:start-shape="id5" draw:end-shape="id6" svg:d="m10677 11630-100 2205">
          <text:p/>
        </draw:connector>
        <draw:custom-shape draw:style-name="gr13" draw:text-style-name="P13" draw:layer="layout" svg:width="5.715cm" svg:height="12.7cm" svg:x="7.621cm" svg:y="3.81cm">
          <text:p text:style-name="P1"><text:span text:style-name="T8">Configuración 2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6.985cm" svg:x="7.956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7" draw:layer="layout" svg:width="3.475cm" svg:height="1.27cm" svg:x="9.091cm" svg:y="6.21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3.175cm" svg:x="7.921cm" svg:y="13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9" draw:layer="layout" svg:width="3.911cm" svg:height="1.905cm" svg:x="8.89cm" svg:y="13.835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8" draw:layer="layout" svg:width="3.175cm" svg:height="1.905cm" svg:x="9.291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0.828cm" svg:y1="7.485cm" svg:x2="10.878cm" svg:y2="9.725cm" draw:start-shape="id7" draw:start-glue-point="2" draw:end-shape="id8" draw:end-glue-point="0" svg:d="m10828 7485 50 2240">
          <text:p/>
        </draw:connector>
        <draw:connector draw:style-name="gr16" draw:text-style-name="P1" draw:layer="layout" draw:type="line" svg:x1="10.878cm" svg:y1="11.63cm" svg:x2="10.845cm" svg:y2="13.835cm" draw:start-shape="id8" draw:end-shape="id9" svg:d="m10878 11630-33 2205">
          <text:p/>
        </draw:connector>
        <draw:custom-shape draw:style-name="gr13" draw:text-style-name="P13" draw:layer="layout" svg:width="5.715cm" svg:height="12.7cm" svg:x="13.97cm" svg:y="3.81cm">
          <text:p text:style-name="P1"><text:span text:style-name="T8">Configuración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3.175cm" svg:x="14.30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0" draw:layer="layout" svg:width="3.475cm" svg:height="1.27cm" svg:x="15.44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7.285cm" svg:x="14.27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12" draw:layer="layout" svg:width="3.91cm" svg:height="1.905cm" svg:x="15.24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11" draw:layer="layout" svg:width="3.175cm" svg:height="1.905cm" svg:x="15.64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17.177cm" svg:y1="7.52cm" svg:x2="17.227cm" svg:y2="9.725cm" draw:start-shape="id10" draw:start-glue-point="2" draw:end-shape="id11" draw:end-glue-point="0" svg:d="m17177 7520 50 2205">
          <text:p/>
        </draw:connector>
        <draw:connector draw:style-name="gr16" draw:text-style-name="P1" draw:layer="layout" draw:type="line" svg:x1="17.227cm" svg:y1="11.63cm" svg:x2="17.195cm" svg:y2="13.87cm" draw:start-shape="id11" draw:end-shape="id12" svg:d="m17227 11630-32 2240">
          <text:p/>
        </draw:connector>
        <draw:custom-shape draw:style-name="gr13" draw:text-style-name="P13" draw:layer="layout" svg:width="5.715cm" svg:height="12.7cm" svg:x="20.32cm" svg:y="3.81cm">
          <text:p text:style-name="P1"><text:span text:style-name="T8">Configuración 4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08cm" svg:height="3.175cm" svg:x="20.655cm" svg:y="5.08cm">
          <text:p text:style-name="P1"><text:span text:style-name="T9">Sistema A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id="id13" draw:layer="layout" svg:width="3.475cm" svg:height="1.27cm" svg:x="21.79cm" svg:y="6.25cm">
          <text:p text:style-name="P1"><text:span text:style-name="T10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5.105cm" svg:height="3.175cm" svg:x="20.62cm" svg:y="8.89cm">
          <text:p text:style-name="P1"><text:span text:style-name="T9">Sistema B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5.105cm" svg:height="3.175cm" svg:x="20.62cm" svg:y="12.9cm">
          <text:p text:style-name="P1"><text:span text:style-name="T9">Sistema C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id="id15" draw:layer="layout" svg:width="3.91cm" svg:height="1.905cm" svg:x="21.59cm" svg:y="13.87cm">
          <text:p text:style-name="P1"><text:span text:style-name="T11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id="id14" draw:layer="layout" svg:width="3.175cm" svg:height="1.905cm" svg:x="21.99cm" svg:y="9.725cm">
          <text:p text:style-name="P1"><text:span text:style-name="T10">Moni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23.527cm" svg:y1="7.52cm" svg:x2="23.577cm" svg:y2="9.725cm" draw:start-shape="id13" draw:start-glue-point="2" draw:end-shape="id14" draw:end-glue-point="0" svg:d="m23527 7520 50 2205">
          <text:p/>
        </draw:connector>
        <draw:connector draw:style-name="gr16" draw:text-style-name="P1" draw:layer="layout" draw:type="line" svg:x1="23.577cm" svg:y1="11.63cm" svg:x2="23.545cm" svg:y2="13.87cm" draw:start-shape="id14" draw:end-shape="id15" svg:d="m23577 11630-32 2240">
          <text:p/>
        </draw:connector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7" draw:text-style-name="P1" draw:layer="layout" svg:width="14.605cm" svg:height="2.91cm" svg:x="4.37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605cm" svg:height="6.72cm" svg:x="4.405cm" svg:y="7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605cm" svg:height="3.175cm" svg:x="4.405cm" svg:y="3.1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7" draw:layer="layout" svg:width="4.937cm" svg:height="2.105cm" svg:x="13.16cm" svg:y="15.005cm">
          <text:p text:style-name="P1"><text:span text:style-name="T12">Generador Informes</text:span></text:p>
          <text:p text:style-name="P1"><text:span text:style-name="T12">( report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7" draw:layer="layout" svg:width="4.445cm" svg:height="2.54cm" svg:x="13.46cm" svg:y="8.08cm">
          <text:p text:style-name="P1"><text:span text:style-name="T12">TA Driver</text:span></text:p>
          <text:p text:style-name="P1"><text:span text:style-name="T12">( tadriver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4.039cm" svg:height="1.94cm" svg:x="13.566cm" svg:y="11.43cm">
          <text:p text:style-name="P1"><text:span text:style-name="T13">Resultados</text:span></text:p>
          <text:p text:style-name="P1"><text:span text:style-name="T13">( testreport.xml )</text:span></text:p>
          <draw:enhanced-geometry svg:viewBox="0 0 21600 21600" draw:type="rectangle" draw:enhanced-path="M 0 0 L 21600 0 21600 21600 0 21600 0 0 Z N"/>
        </draw:custom-shape>
        <draw:custom-shape draw:style-name="gr4" draw:text-style-name="P18" draw:layer="layout" svg:width="5.08cm" svg:height="2.54cm" svg:x="5.275cm" svg:y="3.44cm">
          <text:p text:style-name="P1"><text:span text:style-name="T12">Definición del Profile</text:span></text:p>
          <text:p text:style-name="P1"><text:span text:style-name="T12">+ Test Assertions</text:span></text:p>
          <text:p text:style-name="P1"><text:span text:style-name="T12">(Documento XML 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555cm" svg:height="2.37cm" svg:x="6.14cm" svg:y="8.155cm">
          <text:p text:style-name="P1"><text:span text:style-name="T13">Test Log</text:span></text:p>
          <text:p text:style-name="P1"><text:span text:style-name="T13">( Mensajes SOAP,</text:span></text:p>
          <text:p text:style-name="P1"><text:span text:style-name="T13">WSDL, XSDs 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0.555cm" svg:y="4.075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7" draw:layer="layout" svg:width="5.08cm" svg:height="1.361cm" svg:x="19.21cm" svg:y="3.984cm">
          <draw:text-box>
            <text:p><text:span text:style-name="T9">Paso 1:</text:span><text:span text:style-name="T5"> Generación de Código</text:span></text:p>
          </draw:text-box>
        </draw:frame>
        <draw:custom-shape draw:style-name="gr6" draw:text-style-name="P1" draw:layer="layout" svg:width="1.27cm" svg:height="0.77cm" svg:x="14.965cm" svg:y="10.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2.54cm" svg:height="1.27cm" svg:x="10.82cm" svg:y="8.72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7" draw:layer="layout" svg:width="3.81cm" svg:height="1.27cm" svg:x="13.795cm" svg:y="7.385cm">
          <text:p text:style-name="P1"><text:span text:style-name="T12">TA plugins</text:span></text:p>
          <text:p text:style-name="P1"><text:span text:style-name="T12">( taplugins.xsl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17cm" svg:x="14.965cm" svg:y="6.0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7" draw:layer="layout" svg:width="3.81cm" svg:height="0.806cm" svg:x="19.985cm" svg:y="13.699cm">
          <draw:text-box>
            <text:p><text:span text:style-name="T5">Páginas HTML</text:span></text:p>
          </draw:text-box>
        </draw:frame>
        <draw:frame draw:style-name="gr20" draw:text-style-name="P7" draw:layer="layout" svg:width="5.08cm" svg:height="1.361cm" svg:x="19.21cm" svg:y="9.79cm">
          <draw:text-box>
            <text:p><text:span text:style-name="T9">Paso 2:</text:span><text:span text:style-name="T5"> Fase de Análisis</text:span></text:p>
          </draw:text-box>
        </draw:frame>
        <draw:custom-shape draw:style-name="gr2" draw:text-style-name="P17" draw:layer="layout" svg:width="4.937cm" svg:height="2.54cm" svg:x="13.203cm" svg:y="3.44cm">
          <text:p text:style-name="P1"><text:span text:style-name="T12">Generador Plugins</text:span></text:p>
          <text:p text:style-name="P1"><text:span text:style-name="T12">(make-plugins.xs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1.505cm" svg:x="14.965cm" svg:y="13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draw:layer="layout" svg:width="1.805cm" svg:height="1.27cm" svg:x="18.223cm" svg:y="15.44cm">
          <text:p/>
          <draw:enhanced-geometry svg:viewBox="0 0 21600 21600" draw:mirror-horizontal="true" draw:text-areas="?f7 ?f0 21600 ?f2" draw:type="left-arrow" draw:modifiers="5431.57894736842 5300.3491271820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0" draw:layer="layout" svg:width="3.91cm" svg:height="3.175cm" svg:x="20.12cm" svg:y="14.505cm">
          <text:p text:style-name="P1"><text:span text:style-name="T5">Informe</text:span></text:p>
          <text:p text:style-name="P1"><text:span text:style-name="T5">de</text:span></text:p>
          <text:p text:style-name="P1"><text:span text:style-name="T5">Conformidad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1" draw:text-style-name="P1" draw:layer="layout" svg:width="17.755cm" svg:height="3.81cm" svg:x="5.38cm" svg:y="11.03cm">
          <text:p text:style-name="P1"><text:span text:style-name="T8">Core</text:span></text:p>
          <text:p text:style-name="P1"><text:span text:style-name="T8">Web Services</text:span></text:p>
          <text:p text:style-name="P1">(JAX-WS, JAXB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5.715cm" svg:height="3.81cm" svg:x="5.48cm" svg:y="6.985cm">
          <text:p text:style-name="P1"><text:span text:style-name="T9">Enhanced</text:span></text:p>
          <text:p text:style-name="P1"><text:span text:style-name="T9">Web Services</text:span></text:p>
          <text:p text:style-name="P1"><text:span text:style-name="T5">(WSI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5.715cm" svg:height="3.81cm" svg:x="11.43cm" svg:y="6.985cm">
          <text:p text:style-name="P1"><text:span text:style-name="T9">Secure</text:span></text:p>
          <text:p text:style-name="P1"><text:span text:style-name="T9">Web Services</text:span></text:p>
          <text:p text:style-name="P1"><text:span text:style-name="T5">(WSIT, XWS-Secur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715cm" svg:height="3.81cm" svg:x="17.38cm" svg:y="6.985cm">
          <text:p text:style-name="P1"><text:span text:style-name="T9">Legacy</text:span></text:p>
          <text:p text:style-name="P1"><text:span text:style-name="T9">Web Services</text:span></text:p>
          <text:p text:style-name="P1"><text:span text:style-name="T5">(JAX-RP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4" draw:text-style-name="P17" draw:layer="layout" svg:width="4.172cm" svg:height="2.54cm" svg:x="0.635cm" svg:y="1.905cm">
          <text:p text:style-name="P1"><text:span text:style-name="T12">ProfileService</text:span></text:p>
          <text:p text:style-name="P1"><text:span text:style-name="T12">(.NET - WC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4.174cm" svg:height="2.54cm" svg:x="9.691cm" svg:y="1.905cm">
          <text:p text:style-name="P1"><text:span text:style-name="T12">MediaService</text:span></text:p>
          <text:p text:style-name="P1"><text:span text:style-name="T12">(.NET - WC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4.172cm" svg:height="2.54cm" svg:x="14.22cm" svg:y="1.905cm">
          <text:p text:style-name="P1"><text:span text:style-name="T12">MessageService</text:span></text:p>
          <text:p text:style-name="P1"><text:span text:style-name="T12">(Java - 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4.172cm" svg:height="2.54cm" svg:x="18.673cm" svg:y="1.905cm">
          <text:p text:style-name="P1"><text:span text:style-name="T12">NewsService</text:span></text:p>
          <text:p text:style-name="P1"><text:span text:style-name="T12">(Java - 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4.172cm" svg:height="2.54cm" svg:x="5.163cm" svg:y="1.905cm">
          <text:p text:style-name="P1"><text:span text:style-name="T12">GroupService</text:span></text:p>
          <text:p text:style-name="P1"><text:span text:style-name="T12">(.NET - WC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5.08cm" svg:height="2.54cm" svg:x="9.23cm" svg:y="16.61cm">
          <text:p text:style-name="P1"><text:span text:style-name="T14">Client Web Site</text:span></text:p>
          <text:p text:style-name="P1"><text:span text:style-name="T14">(.NE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layer="layout" svg:width="5.08cm" svg:height="2.54cm" svg:x="16.19cm" svg:y="16.61cm">
          <text:p text:style-name="P1"><text:span text:style-name="T13">DiscoveryProxy</text:span></text:p>
          <text:p text:style-name="P1"><text:span text:style-name="T13">(.NET – WC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draw:layer="layout" svg:width="4.166cm" svg:height="2.527cm" svg:x="0.635cm" svg:y="7.633cm">
          <text:p text:style-name="P1"><text:span text:style-name="T12">ProfileService</text:span></text:p>
          <text:p text:style-name="P1"><text:span text:style-name="T12">Proxy</text:span></text:p>
          <text:p text:style-name="P1"><text:span text:style-name="T12">(Java - Metr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4.166cm" svg:height="2.527cm" svg:x="5.18cm" svg:y="7.58cm">
          <text:p text:style-name="P1"><text:span text:style-name="T12">GroupService</text:span></text:p>
          <text:p text:style-name="P1"><text:span text:style-name="T12">Proxy</text:span></text:p>
          <text:p text:style-name="P1"><text:span text:style-name="T12">(Java - Axis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7" draw:layer="layout" svg:width="4.166cm" svg:height="2.527cm" svg:x="9.704cm" svg:y="7.58cm">
          <text:p text:style-name="P1"><text:span text:style-name="T12">MediaService</text:span></text:p>
          <text:p text:style-name="P1"><text:span text:style-name="T12">Proxy</text:span></text:p>
          <text:p text:style-name="P1"><text:span text:style-name="T12">(Java - Axis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.27cm" svg:height="3.175cm" svg:x="2.005cm" svg:y="4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11.095cm" svg:y="4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6.65cm" svg:y="4.44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21.055cm" svg:height="1.405cm" svg:x="1.17cm" svg:y="13cm">
          <text:p text:style-name="P1">HTTP / SOAP</text:p>
          <draw:enhanced-geometry svg:viewBox="0 0 21600 21600" draw:text-areas="0 0 21600 21600" draw:type="chevron" draw:modifiers="21284.74420033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27cm" svg:height="8.89cm" svg:x="15.74cm" svg:y="4.445cm">
          <text:p/>
          <draw:enhanced-geometry svg:viewBox="0 0 21600 21600" draw:text-areas="?f0 ?f8 ?f2 ?f9" draw:type="up-down-arrow" draw:modifiers="4622.50196695515 1552.4013046901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8.89cm" svg:x="20.22cm" svg:y="4.445cm">
          <text:p/>
          <draw:enhanced-geometry svg:viewBox="0 0 21600 21600" draw:text-areas="?f0 ?f8 ?f2 ?f9" draw:type="up-down-arrow" draw:modifiers="4622.50196695515 1552.4013046901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2.005cm" svg:y="10.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6.65cm" svg:y="10.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3.175cm" svg:x="11.13cm" svg:y="10.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2.54cm" svg:x="11.135cm" svg:y="14.20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1" draw:layer="layout" svg:width="1.27cm" svg:height="2.54cm" svg:x="18.095cm" svg:y="14.2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25" draw:text-style-name="P17" draw:id="id16" draw:layer="layout" svg:width="4.445cm" svg:height="2.527cm" svg:x="3.175cm" svg:y="1.918cm">
          <text:p text:style-name="P1"><text:span text:style-name="T12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9" draw:id="id17" draw:layer="layout" svg:width="4.445cm" svg:height="2.54cm" svg:x="11.43cm" svg:y="6.35cm">
          <text:p text:style-name="P1"><text:span text:style-name="T13">Servicio</text:span></text:p>
          <text:p text:style-name="P1"><text:span text:style-name="T13">WS-Discov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id="id18" draw:layer="layout" svg:width="4.445cm" svg:height="2.54cm" svg:x="3.175cm" svg:y="10.16cm">
          <text:p text:style-name="P1"><text:span text:style-name="T14">Cliente del</text:span></text:p>
          <text:p text:style-name="P1"><text:span text:style-name="T14">Servicio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22" draw:layer="layout" svg:x1="7.62cm" svg:y1="3.181cm" svg:x2="13.652cm" svg:y2="6.35cm" draw:start-shape="id16" draw:start-glue-point="1" draw:end-shape="id17" draw:end-glue-point="0" svg:d="m7620 3181h6032v3169">
          <text:p text:style-name="P1"><text:span text:style-name="T15">1. Registro del servicio</text:span></text:p>
        </draw:connector>
        <draw:connector draw:style-name="gr31" draw:text-style-name="P22" draw:layer="layout" svg:x1="7.62cm" svg:y1="11.43cm" svg:x2="13.652cm" svg:y2="8.89cm" draw:start-shape="id18" draw:start-glue-point="1" draw:end-shape="id17" draw:end-glue-point="2" svg:d="m7620 11430h6032v-2540">
          <text:p text:style-name="P1"><text:span text:style-name="T15">2. Buscar servicio</text:span></text:p>
        </draw:connector>
        <draw:connector draw:style-name="gr31" draw:text-style-name="P22" draw:layer="layout" svg:x1="5.397cm" svg:y1="10.16cm" svg:x2="5.397cm" svg:y2="4.445cm" draw:start-shape="id18" draw:start-glue-point="0" draw:end-shape="id16" svg:d="m5397 10160v-5715">
          <text:p text:style-name="P1"><text:span text:style-name="T15">3. Usar servicio</text:span></text:p>
        </draw:connector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 draw:page-number="1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25.191cm" svg:height="3.507cm" svg:x="1.396cm" svg:y="0.835cm" presentation:class="title" presentation:placeholder="true">
        <draw:text-box/>
      </draw:frame>
      <draw:frame presentation:style-name="Default-outline1" draw:layer="backgroundobjects" svg:width="25.191cm" svg:height="13.863cm" svg:x="1.396cm" svg:y="4.913cm" presentation:class="outline" presentation:placeholder="true">
        <draw:text-box/>
      </draw:frame>
      <draw:frame presentation:style-name="Mpr1" draw:text-style-name="MP1" draw:layer="backgroundobjects" svg:width="6.521cm" svg:height="1.448cm" svg:x="1.396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68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5cm" svg:y="19.1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2-06T10:24:16</meta:creation-date>
    <dc:date>2012-02-22T14:50:03</dc:date>
    <meta:editing-duration>PT20H04M40S</meta:editing-duration>
    <meta:editing-cycles>83</meta:editing-cycles>
    <meta:generator>OpenOffice.org/3.2$Linux OpenOffice.org_project/320m12$Build-9483</meta:generator>
    <meta:document-statistic meta:object-count="161"/>
  </office:meta>
</office:document-meta>
</file>